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paragraph-rsid="001d3067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1d3067" officeooo:paragraph-rsid="001d3067" style:font-size-asian="11pt" style:font-weight-asian="bold" style:font-size-complex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1e40d9" officeooo:paragraph-rsid="001e40d9" style:font-size-asian="11pt" style:font-weight-asian="bold" style:font-size-complex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bold" officeooo:rsid="0023d81f" officeooo:paragraph-rsid="0023d81f" style:font-size-asian="11pt" style:font-weight-asian="bold" style:font-size-complex="11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rsid="001e40d9" officeooo:paragraph-rsid="001e40d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rsid="0023d81f" officeooo:paragraph-rsid="0023d81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style:font-size-asian="11pt" style:font-weight-asian="normal" style:font-size-complex="11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Arial" fo:font-size="11pt" fo:language="de" fo:country="AT" fo:font-weight="normal" officeooo:paragraph-rsid="001d3067" style:font-size-asian="11pt" style:font-weight-asian="normal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1pt" officeooo:rsid="002702c5" officeooo:paragraph-rsid="002702c5" style:font-size-asian="11pt" style:font-size-complex="11pt"/>
    </style:style>
    <style:style style:name="P13" style:family="paragraph" style:parent-style-name="Standard" style:list-style-name="L1">
      <style:text-properties style:font-name="Arial" fo:font-size="11pt" style:font-size-asian="11pt" style:font-size-complex="11pt"/>
    </style:style>
    <style:style style:name="P14" style:family="paragraph" style:parent-style-name="Standard" style:list-style-name="L2"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Arial" fo:font-size="11pt" fo:language="de" fo:country="AT" fo:font-weight="bold" officeooo:paragraph-rsid="001d3067" style:font-size-asian="11pt" style:font-weight-asian="bold" style:font-size-complex="11pt"/>
    </style:style>
    <style:style style:name="T1" style:family="text">
      <style:text-properties fo:font-size="18pt" fo:font-weight="bold" officeooo:rsid="001b7824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824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language="de" fo:country="AT"/>
    </style:style>
    <style:style style:name="T6" style:family="text">
      <style:text-properties fo:language="de" fo:country="AT" fo:font-weight="bold" style:font-weight-asian="bold"/>
    </style:style>
    <style:style style:name="T7" style:family="text">
      <style:text-properties fo:language="de" fo:country="AT" fo:font-weight="bold" officeooo:rsid="001d3067" style:font-weight-asian="bold"/>
    </style:style>
    <style:style style:name="T8" style:family="text">
      <style:text-properties fo:language="de" fo:country="AT" fo:font-weight="bold" officeooo:rsid="001b7824" style:font-weight-asian="bold" style:font-weight-complex="bold"/>
    </style:style>
    <style:style style:name="T9" style:family="text">
      <style:text-properties officeooo:rsid="001d3067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normal" officeooo:rsid="001b7824" style:font-weight-asian="normal"/>
    </style:style>
    <style:style style:name="T12" style:family="text">
      <style:text-properties officeooo:rsid="001e40d9"/>
    </style:style>
    <style:style style:name="T13" style:family="text">
      <style:text-properties officeooo:rsid="00287998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8">Teilnehmer:</text:span><text:span text:style-name="T5"> </text:span></text:p>
            <text:list xml:id="list4695469750869072651" text:style-name="L1">
              <text:list-item>
                <text:p text:style-name="P13"><text:span text:style-name="T5">Daniel Bersenkowitsch, </text:span><text:tab/><text:tab/> </text:p>
              </text:list-item>
              <text:list-item>
                <text:p text:style-name="P13">Andreas Denkmayr, <text:span text:style-name="T6"><text:tab/><text:tab/> </text:span></text:p>
              </text:list-item>
              <text:list-item>
                <text:p text:style-name="P13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11"><text:span text:style-name="T2">Autor des Protokolls:</text:span> Andreas Denkmayr</text:p>
          </table:table-cell>
        </table:table-row>
        <table:table-row>
          <table:table-cell table:style-name="Table1.A2" office:value-type="string">
            <text:p text:style-name="P12"><text:span text:style-name="T2">Dauer:</text:span> 12:40 – 13:45</text:p>
          </table:table-cell>
        </table:table-row>
        <table:table-row>
          <table:table-cell table:style-name="Table1.A4" office:value-type="string">
            <text:p text:style-name="P10"><text:span text:style-name="T7">Menüpunkte</text:span><text:span text:style-name="T6">: </text:span></text:p>
            <text:list xml:id="list3241770681888730388" text:style-name="L2">
              <text:list-item>
                <text:p text:style-name="P14">Durchgehen des Pflichtenhefts</text:p>
              </text:list-item>
              <text:list-item>
                <text:p text:style-name="P14">Arbeitsunterteilung</text:p>
              </text:list-item>
            </text:list>
          </table:table-cell>
        </table:table-row>
        <table:table-row>
          <table:table-cell table:style-name="Table1.A2" office:value-type="string">
            <text:p text:style-name="P4">Inhalt:</text:p>
            <text:p text:style-name="P6">Durchgehen des Pflichtenhefts, um Missverständnisse zu beseitigen und Klarheit zu schaffen</text:p>
            <text:p text:style-name="P3"/>
            <text:p text:style-name="P3">Grobaufteilung der Bereiche:</text:p>
            <text:p text:style-name="P2">Irsiegler:<text:span text:style-name="T10"> Formular, User Management und Übungskatalog</text:span></text:p>
            <text:p text:style-name="P2">Denkmayr:<text:span text:style-name="T10"> Trainingssession Ablauf (Musik, </text:span><text:span text:style-name="T11">Abbildung auf </text:span><text:span text:style-name="T10">Karte)</text:span></text:p>
            <text:p text:style-name="P2">Bersenkowitsch:<text:span text:style-name="T10"> Trainingspläne generieren, zuteilen und exportieren(Airprint, Excel)</text:span></text:p>
            <text:p text:style-name="P15"/>
            <text:p text:style-name="P2">Jeder soll sich hier beteiligen:</text:p>
            <text:p text:style-name="P9"><text:span text:style-name="T9">Einbindung von </text:span>Social Networks <text:span text:style-name="T12">in seinem jeweiligen Bereich</text:span></text:p>
            <text:p text:style-name="P9">Marktforschung</text:p>
            <text:p text:style-name="P9">Marketing/Vertrieb</text:p>
          </table:table-cell>
        </table:table-row>
        <table:table-row>
          <table:table-cell table:style-name="Table1.A2" office:value-type="string">
            <text:p text:style-name="P5">Bemerkungen und Kommentare: </text:p>
            <text:p text:style-name="P7">Ob diese Einteilung in Ordnung ist, muss noch abgeklärt werden</text:p>
          </table:table-cell>
        </table:table-row>
        <table:table-row>
          <table:table-cell table:style-name="Table1.A2" office:value-type="string">
            <text:p text:style-name="P4">Zusammenfassung: </text:p>
            <text:p text:style-name="P6">Die Grobunterteilung der Bereiche wurde vorgenommen und unter den Projektmitgliedern aufgeteilt.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officeooo:rsid="001b7824" style:font-size-asian="18pt" style:font-weight-asian="bold" style:font-size-complex="18pt" style:font-weight-complex="bold"/>
    </style:style>
    <style:style style:name="MT2" style:family="text">
      <style:text-properties fo:font-weight="bold" officeooo:rsid="001b7824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rbeitsunterteilung</text:span><text:tab/><text:tab/><text:span text:style-name="MT2">Protokoll vom </text:span><text:span text:style-name="MT3"><text:date style:data-style-name="N37" text:date-value="2015-09-24T17:55:48.284000228" text:fixed="true">24.09.15</text:date></text:span></text:p>
      </style:header>
      <style:footer>
        <text:p text:style-name="Footer"><text:tab/><text:tab/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09-25T12:03:43.466000000</dc:date>
    <meta:editing-duration>PT50M3S</meta:editing-duration>
    <meta:editing-cycles>13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5" meta:word-count="105" meta:character-count="897" meta:non-whitespace-character-count="806"/>
  </office:meta>
</office:document-meta>
</file>